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3/internal-economy-protocol" office:name=""><text:span text:style-name="Definition">https://blueprint.ecohubs.community/articles/rcos-templates/layer-3/internal-economy-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1-commons-vs-private-resources" office:name=""><text:span text:style-name="Definition">§5.1</text:span></text:a>, <text:a xlink:type="simple" xlink:href="https://blueprint.ecohubs.community/articles/rcos-core/v0-1/layer-3-economic-resource-system#52-contribution-recognition" office:name=""><text:span text:style-name="Definition">§5.2</text:span></text:a>, <text:a xlink:type="simple" xlink:href="https://blueprint.ecohubs.community/articles/rcos-core/v0-1/layer-3-economic-resource-system#54-accumulation-constraints" office:name=""><text:span text:style-name="Definition">§5.4</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articles/rcos-core/v0-1/layer-3-economic-resource-system#51-commons-vs-private-resources" office:name=""><text:span text:style-name="Definition"><text:span text:style-name="T2">5.1.1</text:span></text:span></text:a><text:span text:style-name="T2">, </text:span><text:a xlink:type="simple" xlink:href="https://blueprint.ecohubs.community/articles/rcos-core/v0-1/layer-3-economic-resource-system#51-commons-vs-private-resources" office:name=""><text:span text:style-name="Definition"><text:span text:style-name="T2">5.1.2</text:span></text:span></text:a><text:span text:style-name="T2">, </text:span><text:a xlink:type="simple" xlink:href="https://blueprint.ecohubs.community/articles/rcos-core/v0-1/layer-3-economic-resource-system#51-commons-vs-private-resources" office:name=""><text:span text:style-name="Definition"><text:span text:style-name="T2">5.1.3</text:span></text:span></text:a><text:span text:style-name="T2">, </text:span><text:a xlink:type="simple" xlink:href="https://blueprint.ecohubs.community/articles/rcos-core/v0-1/layer-3-economic-resource-system#51-commons-vs-private-resources" office:name=""><text:span text:style-name="Definition"><text:span text:style-name="T2">5.1.4</text:span></text:span></text:a><text:span text:style-name="T2">, </text:span><text:a xlink:type="simple" xlink:href="https://blueprint.ecohubs.community/articles/rcos-core/v0-1/layer-3-economic-resource-system#51-commons-vs-private-resources" office:name=""><text:span text:style-name="Definition"><text:span text:style-name="T2">5.1.5</text:span></text:span></text:a><text:span text:style-name="T2">, </text:span><text:a xlink:type="simple" xlink:href="https://blueprint.ecohubs.community/articles/rcos-core/v0-1/layer-3-economic-resource-system#56-layer-invariants" office:name=""><text:span text:style-name="Definition"><text:span text:style-name="T2">5.6.2</text:span></text:span></text:a></text:p>
      <text:p text:style-name="P3"><text:span text:style-name="T1">Rationale — Why classify every resource</text:span></text:p>
      <text:p text:style-name="P3">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4"><text:span text:style-name="T1">Instructions — How to fill this in</text:span></text:p>
      <text:p text:style-name="P4">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1</text:span></text:span></text:a><text:span text:style-name="T2">, </text:span><text:a xlink:type="simple" xlink:href="https://blueprint.ecohubs.community/articles/rcos-core/v0-1/layer-3-economic-resource-system#52-contribution-recognition" office:name=""><text:span text:style-name="Definition"><text:span text:style-name="T2">5.2.3</text:span></text:span></text:a><text:span text:style-name="T2">, </text:span><text:a xlink:type="simple" xlink:href="https://blueprint.ecohubs.community/articles/rcos-core/v0-1/layer-3-economic-resource-system#56-layer-invariants" office:name=""><text:span text:style-name="Definition"><text:span text:style-name="T2">5.6.3</text:span></text:span></text:a></text:p>
      <text:p text:style-name="P6"><text:span text:style-name="T1">Rationale — Why name the kinds of work that count</text:span></text:p>
      <text:p text:style-name="P6">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7"><text:span text:style-name="T1">Instructions — How to fill this in</text:span></text:p>
      <text:p text:style-name="P7">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2</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8"><text:span text:style-name="T1">Rationale — Why pin down how recognition actually works</text:span></text:p>
      <text:p text:style-name="P8">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9"><text:span text:style-name="T1">Instructions — How to fill this in</text:span></text:p>
      <text:p text:style-name="P9">State what qualifies, how recognitions are recorded, who validates, what they unlock (or do not unlock), and how members dispute a record.</text:p>
      <text:list text:style-name="L3">
        <text:list-item>
          <text:p text:style-name="P10"><text:span text:style-name="T1">What qualifies:</text:span> <text:span text:style-name="T2">&lt;which activities count, and at whose declaration.&gt;</text:span></text:p>
        </text:list-item>
        <text:list-item>
          <text:p text:style-name="P10"><text:span text:style-name="T1">How contributions are recorded:</text:span> <text:span text:style-name="T2">&lt;structured channel; informal/self-reported channel.&gt;</text:span></text:p>
        </text:list-item>
        <text:list-item>
          <text:p text:style-name="P10"><text:span text:style-name="T1">Who validates:</text:span> <text:span text:style-name="T2">&lt;automatic / role holder / nomination process.&gt;</text:span></text:p>
        </text:list-item>
        <text:list-item>
          <text:p text:style-name="P10"><text:span text:style-name="T1">Effect on access/privileges:</text:span> <text:span text:style-name="T2">&lt;recognition affects internal-unit balance only; does not grant additional governance rights beyond the membership state.&gt;</text:span></text:p>
        </text:list-item>
        <text:list-item>
          <text:p text:style-name="P10"><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4</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11"><text:span text:style-name="T1">Rationale — Why define internal units this precisely</text:span></text:p>
      <text:p text:style-name="P11">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2"><text:span text:style-name="T1">Instructions — How to fill this in</text:span></text:p>
      <text:p text:style-name="P12">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1</text:span></text:span></text:a><text:span text:style-name="T2">, </text:span><text:a xlink:type="simple" xlink:href="https://blueprint.ecohubs.community/articles/rcos-core/v0-1/layer-3-economic-resource-system#54-accumulation-constraints" office:name=""><text:span text:style-name="Definition"><text:span text:style-name="T2">5.4.2</text:span></text:span></text:a><text:span text:style-name="T2">, </text:span><text:a xlink:type="simple" xlink:href="https://blueprint.ecohubs.community/articles/rcos-core/v0-1/layer-3-economic-resource-system#54-accumulation-constraints" office:name=""><text:span text:style-name="Definition"><text:span text:style-name="T2">5.4.3</text:span></text:span></text:a><text:span text:style-name="T2">, </text:span><text:a xlink:type="simple" xlink:href="https://blueprint.ecohubs.community/articles/rcos-core/v0-1/layer-3-economic-resource-system#54-accumulation-constraints" office:name=""><text:span text:style-name="Definition"><text:span text:style-name="T2">5.4.4</text:span></text:span></text:a><text:span text:style-name="T2">, </text:span><text:a xlink:type="simple" xlink:href="https://blueprint.ecohubs.community/articles/rcos-core/v0-1/layer-3-economic-resource-system#56-layer-invariants" office:name=""><text:span text:style-name="Definition"><text:span text:style-name="T2">5.6.4</text:span></text:span></text:a></text:p>
      <text:p text:style-name="P14"><text:span text:style-name="T1">Rationale — Why constrain accumulation at all</text:span></text:p>
      <text:p text:style-name="P14">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5"><text:span text:style-name="T1">Instructions — How to fill this in</text:span></text:p>
      <text:p text:style-name="P15">State the current accumulation rule (cap, decay, none) and the rule that no internal unit may be converted into governance authority.</text:p>
      <text:list text:style-name="L4">
        <text:list-item>
          <text:p text:style-name="P16"><text:span text:style-name="T2">&lt;Hard cap on internal units, if any.&gt;</text:span></text:p>
        </text:list-item>
        <text:list-item>
          <text:p text:style-name="P16"><text:span text:style-name="T2">&lt;Decay rule, if any.&gt;</text:span></text:p>
        </text:list-item>
        <text:list-item>
          <text:p text:style-name="P16"/>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17"><text:span text:style-name="T1">Rationale — Why require approval before money arrives</text:span></text:p>
      <text:p text:style-name="P17">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8"><text:span text:style-name="T1">Instructions — How to fill this in</text:span></text:p>
      <text:p text:style-name="P18">List current declared income channels, name potential future channels, and require Strategic approval before any new channel is opened.</text:p>
      <text:list text:style-name="L5">
        <text:list-item>
          <text:p text:style-name="P19"/>
        </text:list-item>
        <text:list-item>
          <text:p text:style-name="P19"/>
        </text:list-item>
        <text:list-item>
          <text:p text:style-name="P19"><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0"><text:span text:style-name="T1">Rationale — Why time-box economic disputes</text:span></text:p>
      <text:p text:style-name="P20">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1"><text:span text:style-name="T1">Instructions — How to fill this in</text:span></text:p>
      <text:p text:style-name="P21">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6Z</meta:creation-date>
    <dc:date>2026-04-27T19:56:36Z</dc:date>
    <meta:user-defined meta:name="title-meta" meta:value-type="string">Internal Economy Protocol</meta:user-defined>
  </office:meta>
</office:document-meta>
</file>